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1960d" officeooo:paragraph-rsid="0011960d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74e94" officeooo:paragraph-rsid="00074e94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5c383" officeooo:paragraph-rsid="0015c383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2cd1f" officeooo:paragraph-rsid="0012cd1f" fo:background-color="#ffff00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c2eba" officeooo:paragraph-rsid="000c2eba" fo:background-color="#ffff0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fo:background-color="#ffff0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T1" style:family="text">
      <style:text-properties officeooo:rsid="00074e94"/>
    </style:style>
    <style:style style:name="T2" style:family="text">
      <style:text-properties officeooo:rsid="000e2fc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2fca" fo:background-color="#ffff00" loext:char-shading-value="0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1811828745329181870" text:style-name="L1">
        <text:list-item>
          <text:p text:style-name="P4"><text:span text:style-name="T3">Hacer los funciones en el main para la sele</text:span>cción de consolas <text:span text:style-name="T1">para las clases hijas</text:span>.</text:p>
        </text:list-item>
        <text:list-item>
          <text:p text:style-name="P7">Averiguar el identificador de objetos en c++.</text:p>
        </text:list-item>
        <text:list-item>
          <text:p text:style-name="P8">Hacer una funcion en el main para el control de numero de serie.</text:p>
        </text:list-item>
        <text:list-item>
          <text:p text:style-name="P8">Corregir en la consola que debe de ir la cantidad de consolas a ingresar.</text:p>
        </text:list-item>
        <text:list-item>
          <text:p text:style-name="P5">Terminar las opciones de menu principal.</text:p>
        </text:list-item>
        <text:list-item>
          <text:p text:style-name="P9">Corregir las clases hijas de consolas.</text:p>
        </text:list-item>
        <text:list-item>
          <text:p text:style-name="P9">Corregir la clase de videosjuegos y sus hijas con respecto a la consola.</text:p>
        </text:list-item>
        <text:list-item>
          <text:p text:style-name="P4">Hacer las funciones en el main para los videojuegos. //<text:span text:style-name="T1">Quizas</text:span></text:p>
        </text:list-item>
        <text:list-item>
          <text:p text:style-name="P4">Realizar las investigaciones sobre archivos binarios y de textos en c++.</text:p>
        </text:list-item>
        <text:list-item>
          <text:p text:style-name="P6"><text:span text:style-name="T3">Hacer en el main el co</text:span><text:span text:style-name="T4">digo</text:span><text:span text:style-name="T3"> de</text:span> archivo de texto <text:span text:style-name="T2">y binario</text:span>.</text:p>
        </text:list-item>
        <text:list-item>
          <text:p text:style-name="P10">Continuar trabajando con el makefile.</text:p>
        </text:list-item>
        <text:list-item>
          <text:p text:style-name="P11">Continuar con las clases de videojueg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06T20:32:27.253007683</dc:date>
    <meta:editing-duration>PT21H40M1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40" meta:character-count="762" meta:non-whitespace-character-count="647"/>
  </office:meta>
</office:document-meta>
</file>